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Diaz, Obeles, Sy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ENGG 151.01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ase 1 Calculation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" office:value-type="string" calcext:value-type="string">
            <text:p>Normalized Cross Correlatio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(n)</text:p>
          </table:table-cell>
          <table:table-cell table:style-name="ce1" office:value-type="string" calcext:value-type="string">
            <text:p>y(n)</text:p>
          </table:table-cell>
          <table:table-cell table:style-name="ce1" office:value-type="string" calcext:value-type="string">
            <text:p>x(n) – Average</text:p>
          </table:table-cell>
          <table:table-cell table:style-name="ce1" office:value-type="string" calcext:value-type="string">
            <text:p>y(n) – Averag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_{xx}(l)</text:p>
          </table:table-cell>
          <table:table-cell table:style-name="ce1" office:value-type="string" calcext:value-type="string">
            <text:p>r_{yy}(l)</text:p>
          </table:table-cell>
          <table:table-cell table:style-name="ce1" office:value-type="string" calcext:value-type="string">
            <text:p>r_{xy}(l)</text:p>
          </table:table-cell>
          <table:table-cell table:style-name="ce1" office:value-type="string" calcext:value-type="string">
            <text:p>p_{xy}(l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2"/>
          <table:table-cell table:formula="of:=SUMPRODUCT([.D6:.D13];[.$E$13:.$E$20])" office:value-type="float" office:value="1.71428571428571" calcext:value-type="float">
            <text:p>1.71428571428571</text:p>
          </table:table-cell>
          <table:table-cell table:formula="of:=[.I10]/[.$H$29]" office:value-type="float" office:value="0.0320201576975303" calcext:value-type="float">
            <text:p>0.032020157697530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table:formula="of:=SUMPRODUCT([.D7:.D14];[.$D$13:.$D$20])" office:value-type="float" office:value="-1.95918367346939" calcext:value-type="float">
            <text:p>-1.95918367346939</text:p>
          </table:table-cell>
          <table:table-cell table:formula="of:=SUMPRODUCT([.E7:.E14];[.$E$13:.$E$20])" office:value-type="float" office:value="-8" calcext:value-type="float">
            <text:p>-8</text:p>
          </table:table-cell>
          <table:table-cell table:formula="of:=SUMPRODUCT([.D7:.D14];[.$E$13:.$E$20])" office:value-type="float" office:value="-11.5714285714286" calcext:value-type="float">
            <text:p>-11.5714285714286</text:p>
          </table:table-cell>
          <table:table-cell table:formula="of:=[.I11]/[.$H$29]" office:value-type="float" office:value="-0.21613606445833" calcext:value-type="float">
            <text:p>-0.2161360644583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table:formula="of:=SUMPRODUCT([.D8:.D15];[.$D$13:.$D$20])" office:value-type="float" office:value="11.9387755102041" calcext:value-type="float">
            <text:p>11.9387755102041</text:p>
          </table:table-cell>
          <table:table-cell table:formula="of:=SUMPRODUCT([.E8:.E15];[.$E$13:.$E$20])" office:value-type="float" office:value="10" calcext:value-type="float">
            <text:p>10</text:p>
          </table:table-cell>
          <table:table-cell table:formula="of:=SUMPRODUCT([.D8:.D15];[.$E$13:.$E$20])" office:value-type="float" office:value="13.4285714285714" calcext:value-type="float">
            <text:p>13.4285714285714</text:p>
          </table:table-cell>
          <table:table-cell table:formula="of:=[.I12]/[.$H$29]" office:value-type="float" office:value="0.250824568630654" calcext:value-type="float">
            <text:p>0.25082456863065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]-[.$B$29]" office:value-type="float" office:value="0.428571428571429" calcext:value-type="float">
            <text:p>0.428571428571429</text:p>
          </table:table-cell>
          <table:table-cell table:formula="of:=[.C13]-[.$C$29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SUMPRODUCT([.D9:.D16];[.$D$13:.$D$20])" office:value-type="float" office:value="-7.87755102040816" calcext:value-type="float">
            <text:p>-7.87755102040816</text:p>
          </table:table-cell>
          <table:table-cell table:formula="of:=SUMPRODUCT([.E9:.E16];[.$E$13:.$E$20])" office:value-type="float" office:value="-15" calcext:value-type="float">
            <text:p>-15</text:p>
          </table:table-cell>
          <table:table-cell table:formula="of:=SUMPRODUCT([.D9:.D16];[.$E$13:.$E$20])" office:value-type="float" office:value="18.7142857142857" calcext:value-type="float">
            <text:p>18.7142857142857</text:p>
          </table:table-cell>
          <table:table-cell table:formula="of:=[.I13]/[.$H$29]" office:value-type="float" office:value="0.349553388198039" calcext:value-type="float">
            <text:p>0.34955338819803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14]-[.$B$29]" office:value-type="float" office:value="-2.57142857142857" calcext:value-type="float">
            <text:p>-2.57142857142857</text:p>
          </table:table-cell>
          <table:table-cell table:formula="of:=[.C14]-[.$C$29]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SUMPRODUCT([.D10:.D17];[.$D$13:.$D$20])" office:value-type="float" office:value="-20.4081632653061" calcext:value-type="float">
            <text:p>-20.4081632653061</text:p>
          </table:table-cell>
          <table:table-cell table:formula="of:=SUMPRODUCT([.E10:.E17];[.$E$13:.$E$20])" office:value-type="float" office:value="15" calcext:value-type="float">
            <text:p>15</text:p>
          </table:table-cell>
          <table:table-cell table:formula="of:=SUMPRODUCT([.D10:.D17];[.$E$13:.$E$20])" office:value-type="float" office:value="-27.5714285714286" calcext:value-type="float">
            <text:p>-27.5714285714286</text:p>
          </table:table-cell>
          <table:table-cell table:formula="of:=[.I14]/[.$H$29]" office:value-type="float" office:value="-0.514990869635279" calcext:value-type="float">
            <text:p>-0.51499086963527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5]-[.$B$29]" office:value-type="float" office:value="1.42857142857143" calcext:value-type="float">
            <text:p>1.42857142857143</text:p>
          </table:table-cell>
          <table:table-cell table:formula="of:=[.C15]-[.$C$29]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SUMPRODUCT([.D11:.D18];[.$D$13:.$D$20])" office:value-type="float" office:value="-9.22448979591837" calcext:value-type="float">
            <text:p>-9.22448979591837</text:p>
          </table:table-cell>
          <table:table-cell table:formula="of:=SUMPRODUCT([.E11:.E18];[.$E$13:.$E$20])" office:value-type="float" office:value="0" calcext:value-type="float">
            <text:p>0</text:p>
          </table:table-cell>
          <table:table-cell table:formula="of:=SUMPRODUCT([.D11:.D18];[.$E$13:.$E$20])" office:value-type="float" office:value="15.8571428571429" calcext:value-type="float">
            <text:p>15.8571428571429</text:p>
          </table:table-cell>
          <table:table-cell table:formula="of:=[.I15]/[.$H$29]" office:value-type="float" office:value="0.296186458702155" calcext:value-type="float">
            <text:p>0.2961864587021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[.B16]-[.$B$29]" office:value-type="float" office:value="5.42857142857143" calcext:value-type="float">
            <text:p>5.42857142857143</text:p>
          </table:table-cell>
          <table:table-cell table:formula="of:=[.C16]-[.$C$29]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formula="of:=SUMPRODUCT([.D12:.D19];[.$D$13:.$D$20])" office:value-type="float" office:value="-2.3265306122449" calcext:value-type="float">
            <text:p>-2.3265306122449</text:p>
          </table:table-cell>
          <table:table-cell table:formula="of:=SUMPRODUCT([.E12:.E19];[.$E$13:.$E$20])" office:value-type="float" office:value="-26" calcext:value-type="float">
            <text:p>-26</text:p>
          </table:table-cell>
          <table:table-cell table:formula="of:=SUMPRODUCT([.D12:.D19];[.$E$13:.$E$20])" office:value-type="float" office:value="-11" calcext:value-type="float">
            <text:p>-11</text:p>
          </table:table-cell>
          <table:table-cell table:formula="of:=[.I16]/[.$H$29]" office:value-type="float" office:value="-0.205462678559153" calcext:value-type="float">
            <text:p>-0.205462678559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7]-[.$B$29]" office:value-type="float" office:value="-0.571428571428571" calcext:value-type="float">
            <text:p>-0.571428571428571</text:p>
          </table:table-cell>
          <table:table-cell table:formula="of:=[.C17]-[.$C$2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PRODUCT([.D13:.D20];[.$D$13:.$D$20])" office:value-type="float" office:value="59.7142857142857" calcext:value-type="float">
            <text:p>59.7142857142857</text:p>
          </table:table-cell>
          <table:table-cell table:formula="of:=SUMPRODUCT([.E13:.E20];[.$E$13:.$E$20])" office:value-type="float" office:value="48" calcext:value-type="float">
            <text:p>48</text:p>
          </table:table-cell>
          <table:table-cell table:formula="of:=SUMPRODUCT([.D13:.D20];[.$E$13:.$E$20])" office:value-type="float" office:value="2.28571428571429" calcext:value-type="float">
            <text:p>2.28571428571429</text:p>
          </table:table-cell>
          <table:table-cell table:formula="of:=[.I17]/[.$H$29]" office:value-type="float" office:value="0.0426935435967071" calcext:value-type="float">
            <text:p>0.0426935435967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8]-[.$B$29]" office:value-type="float" office:value="0.428571428571429" calcext:value-type="float">
            <text:p>0.428571428571429</text:p>
          </table:table-cell>
          <table:table-cell table:formula="of:=[.C18]-[.$C$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PRODUCT([.D14:.D21];[.$D$13:.$D$20])" office:value-type="float" office:value="-2.3265306122449" calcext:value-type="float">
            <text:p>-2.3265306122449</text:p>
          </table:table-cell>
          <table:table-cell table:formula="of:=SUMPRODUCT([.E14:.E21];[.$E$13:.$E$20])" office:value-type="float" office:value="-26" calcext:value-type="float">
            <text:p>-26</text:p>
          </table:table-cell>
          <table:table-cell table:formula="of:=SUMPRODUCT([.D14:.D21];[.$E$13:.$E$20])" office:value-type="float" office:value="5.57142857142857" calcext:value-type="float">
            <text:p>5.57142857142857</text:p>
          </table:table-cell>
          <table:table-cell table:formula="of:=[.I18]/[.$H$29]" office:value-type="float" office:value="0.104065512516974" calcext:value-type="float">
            <text:p>0.104065512516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B19]-[.$B$29]" office:value-type="float" office:value="-4.57142857142857" calcext:value-type="float">
            <text:p>-4.57142857142857</text:p>
          </table:table-cell>
          <table:table-cell table:formula="of:=[.C19]-[.$C$29]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SUMPRODUCT([.D15:.D22];[.$D$13:.$D$20])" office:value-type="float" office:value="-9.22448979591837" calcext:value-type="float">
            <text:p>-9.22448979591837</text:p>
          </table:table-cell>
          <table:table-cell table:formula="of:=SUMPRODUCT([.E15:.E22];[.$E$13:.$E$20])" office:value-type="float" office:value="0" calcext:value-type="float">
            <text:p>0</text:p>
          </table:table-cell>
          <table:table-cell table:formula="of:=SUMPRODUCT([.D15:.D22];[.$E$13:.$E$20])" office:value-type="float" office:value="-26.4285714285714" calcext:value-type="float">
            <text:p>-26.4285714285714</text:p>
          </table:table-cell>
          <table:table-cell table:formula="of:=[.I19]/[.$H$29]" office:value-type="float" office:value="-0.493644097836926" calcext:value-type="float">
            <text:p>-0.4936440978369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20]-[.$C$2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PRODUCT([.D16:.D23];[.$D$13:.$D$20])" office:value-type="float" office:value="-20.4081632653061" calcext:value-type="float">
            <text:p>-20.4081632653061</text:p>
          </table:table-cell>
          <table:table-cell table:formula="of:=SUMPRODUCT([.E16:.E23];[.$E$13:.$E$20])" office:value-type="float" office:value="15" calcext:value-type="float">
            <text:p>15</text:p>
          </table:table-cell>
          <table:table-cell table:formula="of:=SUMPRODUCT([.D16:.D23];[.$E$13:.$E$20])" office:value-type="float" office:value="15.2857142857143" calcext:value-type="float">
            <text:p>15.2857142857143</text:p>
          </table:table-cell>
          <table:table-cell table:formula="of:=[.I20]/[.$H$29]" office:value-type="float" office:value="0.285513072802979" calcext:value-type="float">
            <text:p>0.285513072802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UMPRODUCT([.D17:.D24];[.$D$13:.$D$20])" office:value-type="float" office:value="-7.87755102040816" calcext:value-type="float">
            <text:p>-7.87755102040816</text:p>
          </table:table-cell>
          <table:table-cell table:formula="of:=SUMPRODUCT([.E17:.E24];[.$E$13:.$E$20])" office:value-type="float" office:value="-15" calcext:value-type="float">
            <text:p>-15</text:p>
          </table:table-cell>
          <table:table-cell table:formula="of:=SUMPRODUCT([.D17:.D24];[.$E$13:.$E$20])" office:value-type="float" office:value="-5.42857142857143" calcext:value-type="float">
            <text:p>-5.42857142857143</text:p>
          </table:table-cell>
          <table:table-cell table:formula="of:=[.I21]/[.$H$29]" office:value-type="float" office:value="-0.101397166042179" calcext:value-type="float">
            <text:p>-0.101397166042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UMPRODUCT([.D18:.D25];[.$D$13:.$D$20])" office:value-type="float" office:value="11.9387755102041" calcext:value-type="float">
            <text:p>11.9387755102041</text:p>
          </table:table-cell>
          <table:table-cell table:formula="of:=SUMPRODUCT([.E18:.E25];[.$E$13:.$E$20])" office:value-type="float" office:value="10" calcext:value-type="float">
            <text:p>10</text:p>
          </table:table-cell>
          <table:table-cell table:formula="of:=SUMPRODUCT([.D18:.D25];[.$E$13:.$E$20])" office:value-type="float" office:value="9.14285714285714" calcext:value-type="float">
            <text:p>9.14285714285714</text:p>
          </table:table-cell>
          <table:table-cell table:formula="of:=[.I22]/[.$H$29]" office:value-type="float" office:value="0.170774174386828" calcext:value-type="float">
            <text:p>0.170774174386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UMPRODUCT([.D19:.D26];[.$D$13:.$D$20])" office:value-type="float" office:value="-1.95918367346939" calcext:value-type="float">
            <text:p>-1.95918367346939</text:p>
          </table:table-cell>
          <table:table-cell table:formula="of:=SUMPRODUCT([.E19:.E26];[.$E$13:.$E$20])" office:value-type="float" office:value="-8" calcext:value-type="float">
            <text:p>-8</text:p>
          </table:table-cell>
          <table:table-cell table:formula="of:=SUMPRODUCT([.D19:.D26];[.$E$13:.$E$20])" office:value-type="float" office:value="0" calcext:value-type="float">
            <text:p>0</text:p>
          </table:table-cell>
          <table:table-cell table:formula="of:=[.I23]/[.$H$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formula="of:=AVERAGE([.B13:.B19])" office:value-type="float" office:value="1.57142857142857" calcext:value-type="float">
            <text:p>1.57142857142857</text:p>
          </table:table-cell>
          <table:table-cell table:formula="of:=AVERAGE([.C13:.C20])" office:value-type="float" office:value="1" calcext:value-type="float">
            <text:p>1</text:p>
          </table:table-cell>
          <table:table-cell table:formula="of:=AVERAGE([.D13:.D19])" office:value-type="float" office:value="0" calcext:value-type="float">
            <text:p>0</text:p>
          </table:table-cell>
          <table:table-cell table:formula="of:=AVERAGE([.E13:.E20]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Normalization Coefficient</text:p>
          </table:table-cell>
          <table:table-cell table:formula="of:=SQRT([.G17]*[.H17])" office:value-type="float" office:value="53.5377036702707" calcext:value-type="float">
            <text:p>53.53770367027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9:58:19.0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09:58:25.210000000</dc:date>
    <meta:editing-duration>PT2H21M11S</meta:editing-duration>
    <meta:editing-cycles>15</meta:editing-cycles>
    <meta:generator>LibreOffice/7.3.0.3$Windows_X86_64 LibreOffice_project/0f246aa12d0eee4a0f7adcefbf7c878fc2238db3</meta:generator>
    <meta:document-statistic meta:table-count="1" meta:cell-count="147" meta:object-count="0"/>
  </office:meta>
</office:document-meta>
</file>